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3.03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2.18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2.19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36cm" fo:min-width="3.586cm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3.13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3.13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3.13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3.13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3.13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3.1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PingFang SC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.2cm" svg:x="8cm" svg:y="0.2cm">
          <text:p text:style-name="P1">Clone Class</text:p>
          <text:p text:style-name="P1">Coll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cm" svg:height="1.6cm" svg:x="3.3cm" svg:y="3.6cm">
          <text:p text:style-name="P1">Clone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1cm" svg:height="1.6cm" svg:x="14.3cm" svg:y="3.4cm">
          <text:p text:style-name="P1">Clone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3cm" svg:height="2.2cm" svg:x="0.1cm" svg:y="6.6cm">
          <text:p text:style-name="P1">Clone instance</text:p>
          <text:p text:style-name="P1"><text:span text:style-name="T1">File: </text:span><text:span text:style-name="T2">File1.java</text:span></text:p>
          <text:p text:style-name="P1"><text:span text:style-name="T1">Range: </text:span><text:span text:style-name="T2">(2,0)-(4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3cm" svg:height="2.2cm" svg:x="4.8cm" svg:y="6.6cm">
          <text:p text:style-name="P1">Clone instance</text:p>
          <text:p text:style-name="P1"><text:span text:style-name="T1">File: </text:span><text:span text:style-name="T2">File2.java</text:span></text:p>
          <text:p text:style-name="P1"><text:span text:style-name="T1">Range: </text:span><text:span text:style-name="T2">(2,0)-(4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3cm" svg:height="2.2cm" svg:x="9.4cm" svg:y="6.6cm">
          <text:p text:style-name="P1">Clone instance</text:p>
          <text:p text:style-name="P1"><text:span text:style-name="T1">File: </text:span><text:span text:style-name="T2">File1.java</text:span></text:p>
          <text:p text:style-name="P1"><text:span text:style-name="T1">Range: </text:span><text:span text:style-name="T2">(2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3cm" svg:height="2.2cm" svg:x="14.1cm" svg:y="6.6cm">
          <text:p text:style-name="P1">Clone instance</text:p>
          <text:p text:style-name="P1"><text:span text:style-name="T1">File: </text:span><text:span text:style-name="T2">File2.java</text:span></text:p>
          <text:p text:style-name="P1"><text:span text:style-name="T1">Range: </text:span><text:span text:style-name="T2">(2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3cm" svg:height="2.2cm" svg:x="18.7cm" svg:y="6.6cm">
          <text:p text:style-name="P1">Clone instance</text:p>
          <text:p text:style-name="P1"><text:span text:style-name="T1">File: </text:span><text:span text:style-name="T2">File3.java</text:span></text:p>
          <text:p text:style-name="P1"><text:span text:style-name="T1">Range: </text:span><text:span text:style-name="T2">(2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.2cm" svg:y1="5.2cm" svg:x2="2.2cm" svg:y2="6.6cm">
          <text:p/>
        </draw:line>
        <draw:line draw:style-name="gr5" draw:text-style-name="P3" draw:layer="layout" svg:x1="10.2cm" svg:y1="2.4cm" svg:x2="5.1cm" svg:y2="3.6cm">
          <text:p/>
        </draw:line>
        <draw:line draw:style-name="gr5" draw:text-style-name="P3" draw:layer="layout" svg:x1="11cm" svg:y1="2.4cm" svg:x2="16.3cm" svg:y2="3.4cm">
          <text:p/>
        </draw:line>
        <draw:line draw:style-name="gr5" draw:text-style-name="P3" draw:layer="layout" svg:x1="16.1cm" svg:y1="5cm" svg:x2="11.7cm" svg:y2="6.6cm">
          <text:p/>
        </draw:line>
        <draw:line draw:style-name="gr5" draw:text-style-name="P3" draw:layer="layout" svg:x1="16.4cm" svg:y1="5cm" svg:x2="16.4cm" svg:y2="6.6cm">
          <text:p/>
        </draw:line>
        <draw:line draw:style-name="gr5" draw:text-style-name="P3" draw:layer="layout" svg:x1="16.9cm" svg:y1="4.9cm" svg:x2="20.9cm" svg:y2="6.6cm">
          <text:p/>
        </draw:line>
        <draw:line draw:style-name="gr5" draw:text-style-name="P3" draw:layer="layout" svg:x1="5.6cm" svg:y1="5.2cm" svg:x2="7cm" svg:y2="6.6cm">
          <text:p/>
        </draw:line>
        <draw:custom-shape draw:style-name="gr6" draw:text-style-name="P2" draw:layer="layout" svg:width="3.8cm" svg:height="1.7cm" svg:x="0.901cm" svg:y="9.1cm">
          <text:p text:style-name="P1"><text:span text:style-name="T3">Node</text:span></text:p>
          <text:p text:style-name="P1"><text:span text:style-name="T4">Range: </text:span><text:span text:style-name="T5">(2,0)-(2,7)</text:span></text:p>
          <text:p text:style-name="P1"><text:span text:style-name="T6">Tokens</text:span><text:span text:style-name="T7">: ‘doA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8cm" svg:height="1.7cm" svg:x="0.9cm" svg:y="11.2cm">
          <text:p text:style-name="P1"><text:span text:style-name="T3">Node</text:span></text:p>
          <text:p text:style-name="P1"><text:span text:style-name="T4">Range: </text:span><text:span text:style-name="T5">(3,0)-(3,7)</text:span></text:p>
          <text:p text:style-name="P1"><text:span text:style-name="T6">Tokens</text:span><text:span text:style-name="T7">: ‘doB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804cm" svg:height="1.7cm" svg:x="0.896cm" svg:y="13.1cm">
          <text:p text:style-name="P1"><text:span text:style-name="T3">Node</text:span></text:p>
          <text:p text:style-name="P1"><text:span text:style-name="T4">Range: </text:span><text:span text:style-name="T5">(4,0)-(4,7)</text:span></text:p>
          <text:p text:style-name="P1"><text:span text:style-name="T6">Tokens</text:span><text:span text:style-name="T7">: ‘doC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0.5cm" svg:y1="8.8cm" svg:x2="0.5cm" svg:y2="13.9cm">
          <text:p/>
        </draw:line>
        <draw:line draw:style-name="gr5" draw:text-style-name="P3" draw:layer="layout" svg:x1="0.5cm" svg:y1="13.9cm" svg:x2="0.9cm" svg:y2="13.9cm">
          <text:p/>
        </draw:line>
        <draw:line draw:style-name="gr5" draw:text-style-name="P3" draw:layer="layout" svg:x1="0.5cm" svg:y1="11.9cm" svg:x2="0.9cm" svg:y2="11.9cm">
          <text:p/>
        </draw:line>
        <draw:line draw:style-name="gr5" draw:text-style-name="P3" draw:layer="layout" svg:x1="0.5cm" svg:y1="10cm" svg:x2="0.9cm" svg:y2="10cm">
          <text:p/>
        </draw:line>
        <draw:custom-shape draw:style-name="gr8" draw:text-style-name="P2" draw:layer="layout" svg:width="3.802cm" svg:height="1.7cm" svg:x="5.498cm" svg:y="9.3cm">
          <text:p text:style-name="P1"><text:span text:style-name="T3">Node</text:span></text:p>
          <text:p text:style-name="P1"><text:span text:style-name="T4">Range: </text:span><text:span text:style-name="T5">(2,0)-(2,7)</text:span></text:p>
          <text:p text:style-name="P1"><text:span text:style-name="T6">Tokens</text:span><text:span text:style-name="T7">: ‘doA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798cm" svg:height="1.7cm" svg:x="5.5cm" svg:y="11.2cm">
          <text:p text:style-name="P1"><text:span text:style-name="T3">Node</text:span></text:p>
          <text:p text:style-name="P1"><text:span text:style-name="T4">Range: </text:span><text:span text:style-name="T5">(3,0)-(3,7)</text:span></text:p>
          <text:p text:style-name="P1"><text:span text:style-name="T6">Tokens</text:span><text:span text:style-name="T7">: ‘doB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804cm" svg:height="1.7cm" svg:x="5.506cm" svg:y="13.1cm">
          <text:p text:style-name="P1"><text:span text:style-name="T3">Node</text:span></text:p>
          <text:p text:style-name="P1"><text:span text:style-name="T4">Range: </text:span><text:span text:style-name="T5">(4,0)-(4,7)</text:span></text:p>
          <text:p text:style-name="P1"><text:span text:style-name="T6">Tokens</text:span><text:span text:style-name="T7">: ‘doC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.101cm" svg:y1="8.8cm" svg:x2="5.1cm" svg:y2="14cm">
          <text:p/>
        </draw:line>
        <draw:line draw:style-name="gr5" draw:text-style-name="P3" draw:layer="layout" svg:x1="5.1cm" svg:y1="14cm" svg:x2="5.5cm" svg:y2="14cm">
          <text:p/>
        </draw:line>
        <draw:line draw:style-name="gr5" draw:text-style-name="P3" draw:layer="layout" svg:x1="5.101cm" svg:y1="12.05cm" svg:x2="5.501cm" svg:y2="12.05cm">
          <text:p/>
        </draw:line>
        <draw:line draw:style-name="gr5" draw:text-style-name="P3" draw:layer="layout" svg:x1="5.101cm" svg:y1="10cm" svg:x2="5.501cm" svg:y2="10cm">
          <text:p/>
        </draw:line>
        <draw:custom-shape draw:style-name="gr8" draw:text-style-name="P2" draw:layer="layout" svg:width="3.802cm" svg:height="1.7cm" svg:x="10.105cm" svg:y="9.3cm">
          <text:p text:style-name="P1"><text:span text:style-name="T3">Node</text:span></text:p>
          <text:p text:style-name="P1"><text:span text:style-name="T4">Range: </text:span><text:span text:style-name="T5">(2,0)-(2,7)</text:span></text:p>
          <text:p text:style-name="P1"><text:span text:style-name="T6">Tokens</text:span><text:span text:style-name="T7">: ‘doA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797cm" svg:height="1.7cm" svg:x="10.099cm" svg:y="11.2cm">
          <text:p text:style-name="P1"><text:span text:style-name="T3">Node</text:span></text:p>
          <text:p text:style-name="P1"><text:span text:style-name="T4">Range: </text:span><text:span text:style-name="T5">(3,0)-(3,7)</text:span></text:p>
          <text:p text:style-name="P1"><text:span text:style-name="T6">Tokens</text:span><text:span text:style-name="T7">: ‘doB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9.701cm" svg:y1="8.8cm" svg:x2="9.7cm" svg:y2="12.1cm">
          <text:p/>
        </draw:line>
        <draw:line draw:style-name="gr5" draw:text-style-name="P3" draw:layer="layout" svg:x1="9.7cm" svg:y1="12.1cm" svg:x2="10.1cm" svg:y2="12.1cm">
          <text:p/>
        </draw:line>
        <draw:line draw:style-name="gr5" draw:text-style-name="P3" draw:layer="layout" svg:x1="9.703cm" svg:y1="10.15cm" svg:x2="10.103cm" svg:y2="10.15cm">
          <text:p/>
        </draw:line>
        <draw:custom-shape draw:style-name="gr11" draw:text-style-name="P2" draw:layer="layout" svg:width="3.801cm" svg:height="1.7cm" svg:x="14.808cm" svg:y="9.3cm">
          <text:p text:style-name="P1"><text:span text:style-name="T3">Node</text:span></text:p>
          <text:p text:style-name="P1"><text:span text:style-name="T4">Range: </text:span><text:span text:style-name="T5">(2,0)-(2,7)</text:span></text:p>
          <text:p text:style-name="P1"><text:span text:style-name="T6">Tokens</text:span><text:span text:style-name="T7">: ‘doA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797cm" svg:height="1.7cm" svg:x="14.796cm" svg:y="11.2cm">
          <text:p text:style-name="P1"><text:span text:style-name="T3">Node</text:span></text:p>
          <text:p text:style-name="P1"><text:span text:style-name="T4">Range: </text:span><text:span text:style-name="T5">(3,0)-(3,7)</text:span></text:p>
          <text:p text:style-name="P1"><text:span text:style-name="T6">Tokens</text:span><text:span text:style-name="T7">: ‘doB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4.402cm" svg:y1="8.8cm" svg:x2="14.4cm" svg:y2="12.1cm">
          <text:p/>
        </draw:line>
        <draw:line draw:style-name="gr5" draw:text-style-name="P3" draw:layer="layout" svg:x1="14.4cm" svg:y1="12.1cm" svg:x2="14.8cm" svg:y2="12.1cm">
          <text:p/>
        </draw:line>
        <draw:line draw:style-name="gr5" draw:text-style-name="P3" draw:layer="layout" svg:x1="14.407cm" svg:y1="10.15cm" svg:x2="14.807cm" svg:y2="10.15cm">
          <text:p/>
        </draw:line>
        <draw:custom-shape draw:style-name="gr11" draw:text-style-name="P2" draw:layer="layout" svg:width="3.801cm" svg:height="1.7cm" svg:x="19.511cm" svg:y="9.3cm">
          <text:p text:style-name="P1"><text:span text:style-name="T3">Node</text:span></text:p>
          <text:p text:style-name="P1"><text:span text:style-name="T4">Range: </text:span><text:span text:style-name="T5">(2,0)-(2,7)</text:span></text:p>
          <text:p text:style-name="P1"><text:span text:style-name="T6">Tokens</text:span><text:span text:style-name="T7">: ‘doA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797cm" svg:height="1.7cm" svg:x="19.494cm" svg:y="11.2cm">
          <text:p text:style-name="P1"><text:span text:style-name="T3">Node</text:span></text:p>
          <text:p text:style-name="P1"><text:span text:style-name="T4">Range: </text:span><text:span text:style-name="T5">(3,0)-(3,7)</text:span></text:p>
          <text:p text:style-name="P1"><text:span text:style-name="T6">Tokens</text:span><text:span text:style-name="T7">: ‘doB’,‘(’,‘)’,‘</text:span><text:span text:style-name="T5">;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9.102cm" svg:y1="8.8cm" svg:x2="19.1cm" svg:y2="12.1cm">
          <text:p/>
        </draw:line>
        <draw:line draw:style-name="gr5" draw:text-style-name="P3" draw:layer="layout" svg:x1="19.1cm" svg:y1="12.1cm" svg:x2="19.5cm" svg:y2="12.1cm">
          <text:p/>
        </draw:line>
        <draw:line draw:style-name="gr5" draw:text-style-name="P3" draw:layer="layout" svg:x1="19.11cm" svg:y1="10.15cm" svg:x2="19.51cm" svg:y2="10.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.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7-19T08:20:23.285922338</meta:creation-date>
    <dc:date>2019-08-21T16:10:15.729297431</dc:date>
    <meta:editing-duration>PT15M20S</meta:editing-duration>
    <meta:editing-cycles>2</meta:editing-cycles>
    <meta:generator>LibreOffice/6.3.0.4$MacOSX_X86_64 LibreOffice_project/057fc023c990d676a43019934386b85b21a9ee99</meta:generator>
    <meta:document-statistic meta:object-count="44"/>
  </office:meta>
</office:document-meta>
</file>